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67.28pt" svg:x="131.13pt" svg:y="3.77pt">
            <loext:p draw:notify-on-update-of-ranges="Sheet1.A2:Sheet1.A2 Sheet1.A3:Sheet1.A11 Sheet1.B2:Sheet1.B2 Sheet1.B3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.83pt">
            <loext:p draw:notify-on-update-of-ranges="Sheet1.A1:Sheet1.A1 Sheet1.A2:Sheet1.A11 Sheet1.B1:Sheet1.B1 Sheet1.B2:Sheet1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.2" calcext:value-type="float">
            <text:p>3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4:41:13.412000000</meta:creation-date>
    <dc:date>2018-02-05T15:02:59.988000000</dc:date>
    <meta:editing-duration>PT21M47S</meta:editing-duration>
    <meta:editing-cycles>3</meta:editing-cycles>
    <meta:generator>LibreOffice/5.4.1.2$Windows_X86_64 LibreOffice_project/ea7cb86e6eeb2bf3a5af73a8f7777ac570321527</meta:generator>
    <meta:document-statistic meta:table-count="1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43cm" xlink:href=".." xlink:type="simple" chart:class="chart:line" chart:style-name="ch1">
        <chart:legend chart:legend-position="end" svg:x="13.993cm" svg:y="4.442cm" style:legend-expansion="high" chart:style-name="ch2"/>
        <chart:plot-area chart:style-name="ch3" table:cell-range-address="Sheet1.A2:Sheet1.B11" chart:data-source-has-labels="both" svg:x="-0.031cm" svg:y="-0.174cm" svg:width="13.353cm" svg:height="9.052cm">
          <chartooo:coordinate-region svg:x="0.59cm" svg:y="-0.001cm" svg:width="12.545cm" svg:height="8.285cm"/>
          <chart:axis chart:dimension="x" chart:name="primary-x" chart:style-name="ch4" chartooo:axis-type="auto">
            <chartooo:date-scale/>
            <chart:categories table:cell-range-address="Sheet1.A3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Sheet1.B2:Sheet1.B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6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36">
                <text:p>36</text:p>
                <draw:g>
                  <svg:desc>Sheet1.A3:Sheet1.A11</svg:desc>
                </draw:g>
              </table:table-cell>
              <table:table-cell office:value-type="float" office:value="0.72">
                <text:p>0.72</text:p>
                <draw:g>
                  <svg:desc>Sheet1.B3:Sheet1.B11</svg:desc>
                </draw:g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2.2">
                <text:p>3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27cm" style:legend-expansion="high" chart:style-name="ch2"/>
        <chart:plot-area chart:style-name="ch3" table:cell-range-address="Sheet1.A1:Sheet1.B11" chart:data-source-has-labels="both" svg:x="0.32cm" svg:y="0.18cm" svg:width="12.72cm" svg:height="8.64cm">
          <chartooo:coordinate-region svg:x="0.941cm" svg:y="0.353cm" svg:width="11.913cm" svg:height="7.873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Sheet1.A2:Sheet1.A11</svg:desc>
                </draw:g>
              </table:table-cell>
              <table:table-cell office:value-type="float" office:value="0.46">
                <text:p>0.46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2.2">
                <text:p>3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